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3626" calcext:value-type="currency">
            <text:p>$83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2626" calcext:value-type="currency">
            <text:p>$82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1690.6766666667" calcext:value-type="currency">
            <text:p>$81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0190.6766666667" calcext:value-type="currency">
            <text:p>$80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79357.9566666667" calcext:value-type="currency">
            <text:p>$79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76777.9566666667" calcext:value-type="currency">
            <text:p>$76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68027.9566666667" calcext:value-type="currency">
            <text:p>$68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4756.9366666667" calcext:value-type="currency">
            <text:p>$64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5756.9366666667" calcext:value-type="currency">
            <text:p>$65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" office:value-type="currency" office:currency="ARS" office:value="3867.09" calcext:value-type="currency">
            <text:p>$3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7258.49" calcext:value-type="currency">
            <text:p>$17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" office:value-type="currency" office:currency="ARS" office:value="16439.72" calcext:value-type="currency">
            <text:p>$16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18939.72" calcext:value-type="currency">
            <text:p>$18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1:55:49.076293939</dc:date>
    <meta:editing-duration>PT12H37M23S</meta:editing-duration>
    <meta:editing-cycles>276</meta:editing-cycles>
    <meta:generator>LibreOffice/5.1.4.2$Linux_X86_64 LibreOffice_project/10m0$Build-2</meta:generator>
    <meta:print-date>2016-12-05T18:39:34.723897548</meta:print-date>
    <meta:document-statistic meta:table-count="10" meta:cell-count="1419" meta:object-count="0"/>
  </office:meta>
</office:document-meta>
</file>